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9.13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801cm" svg:y="3.366cm" presentation:class="subtitle" presentation:user-transformed="true">
          <draw:text-box>
            <text:p>El contaminacion</text:p>
            <text:p>Y</text:p>
            <text:p>Como luchar contra ello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">Porque ? Los peligros del contaminacion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La pollution de l’air est loin d’être inoffensive. Chaque année, pas </text:span><text:span text:style-name="T2">moins de 48 000* Français meurent du fait de la pollut <text:s/></text:span><text:span text:style-name="T3">francesesion, </text:span><text:span text:style-name="T3">tandis que d’autres constatent différents effets sur leur santé. Maladies </text:span><text:span text:style-name="T3">respiratoires aiguës et chroniques ou encore maladies cardio-</text:span><text:span text:style-name="T3">vasculaires : les conséquences de la pollution sur la santé peuvent </text:span><text:span text:style-name="T3">prendre différentes formes. </text:span></text:p>
                <text:p><text:span text:style-name="T3">El contaminación del aire mata ,cada año, 48000 franceses mientras </text:span><text:span text:style-name="T3">autros tienen enfermedad del respiración y del corazón </text:span><text:span text:style-name="T3"><text:tab/></text:span><text:span text:style-name="T3"> 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Que es 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4">El contamination nadi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5:38:42.226713986</meta:creation-date>
    <dc:date>2022-05-10T23:16:46.061774998</dc:date>
    <meta:editing-duration>PT2H15M1S</meta:editing-duration>
    <meta:editing-cycles>1</meta:editing-cycles>
    <meta:document-statistic meta:object-count="32"/>
    <meta:generator>LibreOffice/7.3.2.2$Linux_X86_64 LibreOffice_project/30$Build-2</meta:generator>
  </office:meta>
</office:document-meta>
</file>